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757f2c"/>
    </style:style>
    <style:style style:name="P2" style:family="paragraph" style:parent-style-name="Standard">
      <style:text-properties officeooo:paragraph-rsid="00bb3730"/>
    </style:style>
    <style:style style:name="P3" style:family="paragraph" style:parent-style-name="Standard">
      <style:text-properties officeooo:paragraph-rsid="00bcfc4f"/>
    </style:style>
    <style:style style:name="P4" style:family="paragraph" style:parent-style-name="Standard">
      <style:text-properties officeooo:paragraph-rsid="00c0ec04"/>
    </style:style>
    <style:style style:name="P5" style:family="paragraph" style:parent-style-name="Standard">
      <style:text-properties officeooo:paragraph-rsid="00ea8d32"/>
    </style:style>
    <style:style style:name="P6" style:family="paragraph" style:parent-style-name="Standard">
      <style:text-properties officeooo:paragraph-rsid="01064470"/>
    </style:style>
    <style:style style:name="P7" style:family="paragraph" style:parent-style-name="Standard">
      <style:text-properties officeooo:paragraph-rsid="01119988"/>
    </style:style>
    <style:style style:name="P8" style:family="paragraph" style:parent-style-name="Standard">
      <style:text-properties officeooo:paragraph-rsid="01127744"/>
    </style:style>
    <style:style style:name="P9" style:family="paragraph" style:parent-style-name="Standard">
      <style:text-properties officeooo:paragraph-rsid="0152ba12"/>
    </style:style>
    <style:style style:name="P10" style:family="paragraph" style:parent-style-name="Standard">
      <style:text-properties officeooo:paragraph-rsid="0157cf8f"/>
    </style:style>
    <style:style style:name="P11" style:family="paragraph" style:parent-style-name="Standard">
      <style:text-properties officeooo:paragraph-rsid="01efe1c9"/>
    </style:style>
    <style:style style:name="T1" style:family="text">
      <style:text-properties officeooo:rsid="0019094f"/>
    </style:style>
    <style:style style:name="T2" style:family="text">
      <style:text-properties officeooo:rsid="001cc997"/>
    </style:style>
    <style:style style:name="T3" style:family="text">
      <style:text-properties officeooo:rsid="002572d4"/>
    </style:style>
    <style:style style:name="T4" style:family="text">
      <style:text-properties officeooo:rsid="0030c577"/>
    </style:style>
    <style:style style:name="T5" style:family="text">
      <style:text-properties officeooo:rsid="003242f0"/>
    </style:style>
    <style:style style:name="T6" style:family="text">
      <style:text-properties officeooo:rsid="0034a138"/>
    </style:style>
    <style:style style:name="T7" style:family="text">
      <style:text-properties officeooo:rsid="00360471"/>
    </style:style>
    <style:style style:name="T8" style:family="text">
      <style:text-properties officeooo:rsid="003ccdf6"/>
    </style:style>
    <style:style style:name="T9" style:family="text">
      <style:text-properties officeooo:rsid="0041c576"/>
    </style:style>
    <style:style style:name="T10" style:family="text">
      <style:text-properties officeooo:rsid="00433f8a"/>
    </style:style>
    <style:style style:name="T11" style:family="text">
      <style:text-properties officeooo:rsid="0046fb5a"/>
    </style:style>
    <style:style style:name="T12" style:family="text">
      <style:text-properties officeooo:rsid="00470f64"/>
    </style:style>
    <style:style style:name="T13" style:family="text">
      <style:text-properties officeooo:rsid="0049bb62"/>
    </style:style>
    <style:style style:name="T14" style:family="text">
      <style:text-properties officeooo:rsid="00989ae8"/>
    </style:style>
    <style:style style:name="T15" style:family="text">
      <style:text-properties officeooo:rsid="009bceb8"/>
    </style:style>
    <style:style style:name="T16" style:family="text">
      <style:text-properties officeooo:rsid="00bb3730"/>
    </style:style>
    <style:style style:name="T17" style:family="text">
      <style:text-properties officeooo:rsid="00c3107b"/>
    </style:style>
    <style:style style:name="T18" style:family="text">
      <style:text-properties officeooo:rsid="00c66dcb"/>
    </style:style>
    <style:style style:name="T19" style:family="text">
      <style:text-properties officeooo:rsid="00d1b5aa"/>
    </style:style>
    <style:style style:name="T20" style:family="text">
      <style:text-properties officeooo:rsid="00d6547f"/>
    </style:style>
    <style:style style:name="T21" style:family="text">
      <style:text-properties officeooo:rsid="00dee125"/>
    </style:style>
    <style:style style:name="T22" style:family="text">
      <style:text-properties officeooo:rsid="00e3dee8"/>
    </style:style>
    <style:style style:name="T23" style:family="text">
      <style:text-properties officeooo:rsid="00e9a205"/>
    </style:style>
    <style:style style:name="T24" style:family="text">
      <style:text-properties officeooo:rsid="00ece6bf"/>
    </style:style>
    <style:style style:name="T25" style:family="text">
      <style:text-properties officeooo:rsid="00ee9683"/>
    </style:style>
    <style:style style:name="T26" style:family="text">
      <style:text-properties officeooo:rsid="00f6935d"/>
    </style:style>
    <style:style style:name="T27" style:family="text">
      <style:text-properties officeooo:rsid="01092152"/>
    </style:style>
    <style:style style:name="T28" style:family="text">
      <style:text-properties officeooo:rsid="01098e45"/>
    </style:style>
    <style:style style:name="T29" style:family="text">
      <style:text-properties officeooo:rsid="01143be7"/>
    </style:style>
    <style:style style:name="T30" style:family="text">
      <style:text-properties officeooo:rsid="011739aa"/>
    </style:style>
    <style:style style:name="T31" style:family="text">
      <style:text-properties officeooo:rsid="0117af9c"/>
    </style:style>
    <style:style style:name="T32" style:family="text">
      <style:text-properties officeooo:rsid="0126a4bc"/>
    </style:style>
    <style:style style:name="T33" style:family="text">
      <style:text-properties officeooo:rsid="0129c000"/>
    </style:style>
    <style:style style:name="T34" style:family="text">
      <style:text-properties officeooo:rsid="0134c81a"/>
    </style:style>
    <style:style style:name="T35" style:family="text">
      <style:text-properties officeooo:rsid="013c8384"/>
    </style:style>
    <style:style style:name="T36" style:family="text">
      <style:text-properties officeooo:rsid="014178e7"/>
    </style:style>
    <style:style style:name="T37" style:family="text">
      <style:text-properties officeooo:rsid="01436e7e"/>
    </style:style>
    <style:style style:name="T38" style:family="text">
      <style:text-properties officeooo:rsid="0146fa9a"/>
    </style:style>
    <style:style style:name="T39" style:family="text">
      <style:text-properties officeooo:rsid="014b4b40"/>
    </style:style>
    <style:style style:name="T40" style:family="text">
      <style:text-properties officeooo:rsid="014ef49a"/>
    </style:style>
    <style:style style:name="T41" style:family="text">
      <style:text-properties officeooo:rsid="01586319"/>
    </style:style>
    <style:style style:name="T42" style:family="text">
      <style:text-properties officeooo:rsid="016f6bc4"/>
    </style:style>
    <style:style style:name="T43" style:family="text">
      <style:text-properties officeooo:rsid="017a664d"/>
    </style:style>
    <style:style style:name="T44" style:family="text">
      <style:text-properties officeooo:rsid="0188073e"/>
    </style:style>
    <style:style style:name="T45" style:family="text">
      <style:text-properties officeooo:rsid="01929de4"/>
    </style:style>
    <style:style style:name="T46" style:family="text">
      <style:text-properties officeooo:rsid="01999f66"/>
    </style:style>
    <style:style style:name="T47" style:family="text">
      <style:text-properties officeooo:rsid="019a767a"/>
    </style:style>
    <style:style style:name="T48" style:family="text">
      <style:text-properties officeooo:rsid="019ec3cf"/>
    </style:style>
    <style:style style:name="T49" style:family="text">
      <style:text-properties officeooo:rsid="01a1193d"/>
    </style:style>
    <style:style style:name="T50" style:family="text">
      <style:text-properties officeooo:rsid="01a66651"/>
    </style:style>
    <style:style style:name="T51" style:family="text">
      <style:text-properties officeooo:rsid="01acd78c"/>
    </style:style>
    <style:style style:name="T52" style:family="text">
      <style:text-properties officeooo:rsid="01f2a9a3"/>
    </style:style>
    <style:style style:name="T53" style:family="text">
      <style:text-properties officeooo:rsid="01f3e56f"/>
    </style:style>
    <style:style style:name="T54" style:family="text">
      <style:text-properties officeooo:rsid="01f40d6e"/>
    </style:style>
    <style:style style:name="T55" style:family="text">
      <style:text-properties officeooo:rsid="01f8f93f"/>
    </style:style>
    <style:style style:name="T56" style:family="text">
      <style:text-properties officeooo:rsid="01fc6c91"/>
    </style:style>
    <style:style style:name="T57" style:family="text">
      <style:text-properties officeooo:rsid="01fe6828"/>
    </style:style>
    <style:style style:name="T58" style:family="text">
      <style:text-properties officeooo:rsid="01fecae1"/>
    </style:style>
    <style:style style:name="T59" style:family="text">
      <style:text-properties officeooo:rsid="01fffe37"/>
    </style:style>
    <style:style style:name="T60" style:family="text">
      <style:text-properties officeooo:rsid="020126f7"/>
    </style:style>
    <style:style style:name="T61" style:family="text">
      <style:text-properties officeooo:rsid="0204c539"/>
    </style:style>
    <style:style style:name="T62" style:family="text">
      <style:text-properties officeooo:rsid="020853d5"/>
    </style:style>
    <style:style style:name="T63" style:family="text">
      <style:text-properties officeooo:rsid="02092c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7"> Le livrable</text:span></text:p>
      <text:p text:style-name="Standard"><text:tab/>→<text:span text:style-name="T58"> En bref ( tree view en annexe )</text:span></text:p>
      <text:p text:style-name="Standard"/>
      <text:p text:style-name="Standard">→<text:span text:style-name="T55"> Outils utilisés :</text:span></text:p>
      <text:p text:style-name="Standard"><text:tab/>→<text:span text:style-name="T56"> </text:span></text:p>
      <text:p text:style-name="Standard"/>
      <text:p text:style-name="Standard">→<text:span text:style-name="T26"> L’accès aux données :</text:span></text:p>
      <text:p text:style-name="Standard"><text:tab/>→<text:span text:style-name="T4"> La couche DAO :</text:span></text:p>
      <text:p text:style-name="Standard"><text:tab/><text:tab/>→<text:span text:style-name="T5"> Implémentée avec Hybernate</text:span></text:p>
      <text:p text:style-name="Standard"><text:tab/><text:tab/>→<text:span text:style-name="T6"> LucidChart Entitées/Relations</text:span></text:p>
      <text:p text:style-name="Standard"><text:tab/><text:tab/><text:tab/>→<text:span text:style-name="T7"> Explication très brève</text:span></text:p>
      <text:p text:style-name="Standard"/>
      <text:p text:style-name="Standard"><text:span text:style-name="T8"><text:tab/>→ Le service DirectoryManager</text:span></text:p>
      <text:p text:style-name="Standard"><text:tab/><text:tab/>→<text:span text:style-name="T12"> </text:span></text:p>
      <text:p text:style-name="Standard"/>
      <text:p text:style-name="Standard">→<text:span text:style-name="T27"> La réinitialisation du mot de passe</text:span></text:p>
      <text:p text:style-name="Standard"><text:tab/>→<text:span text:style-name="T28"> Comment fonctionne la réinitialisation du mot de passe</text:span></text:p>
      <text:p text:style-name="Standard"><text:span text:style-name="T10"><text:tab/><text:tab/>→ Le service LostPassword</text:span></text:p>
      <text:p text:style-name="P7"><text:tab/><text:tab/><text:tab/>→<text:span text:style-name="T13"> Gère toute la logique de changement de mot de passe</text:span></text:p>
      <text:p text:style-name="P8"><text:span text:style-name="T13"><text:tab/><text:tab/><text:tab/>→ Chaque méthode qui permet d’avancer dans la récupération du mot de passe indique si l’opération c’est bien passée ou non</text:span></text:p>
      <text:p text:style-name="P8"><text:span text:style-name="T13"><text:tab/><text:tab/><text:tab/>→ Propose une fonction qui indique la prochaine étape nécessaire pour avancer dans les étapes de la récupération du mot de passe.</text:span></text:p>
      <text:p text:style-name="Standard"/>
      <text:p text:style-name="P4">→<text:span text:style-name="T14"> Les routes :</text:span></text:p>
      <text:p text:style-name="P4"><text:tab/>→<text:span text:style-name="T15"> Le Mapper : toute les routes sont éditées au même endroit, les routes peuvent être modifier très facilement sans affecter le fonctionnement du site.</text:span></text:p>
      <text:p text:style-name="P4"/>
      <text:p text:style-name="P6"><text:span text:style-name="T9">→ Le service EntitySorter</text:span></text:p>
      <text:p text:style-name="P6"><text:tab/>→<text:span text:style-name="T11"> Pour chaque entités propose une fonction qui prends en paramètres la liste à trier et le type de trie à appliquer. </text:span></text:p>
      <text:p text:style-name="P6"/>
      <text:p text:style-name="P11">→<text:span text:style-name="T23"> L’internationalisation</text:span></text:p>
      <text:p text:style-name="P11"><text:tab/>→<text:span text:style-name="T24"> Gérée automatiquement par Spring.</text:span></text:p>
      <text:p text:style-name="P11"><text:tab/>→<text:span text:style-name="T25"> Les fichier qui font références sont à tel endroits il y a . . .</text:span></text:p>
      <text:p text:style-name="P11"/>
      <text:p text:style-name="P11">→<text:span text:style-name="T52"> Chargement des données</text:span></text:p>
      <text:p text:style-name="P11"><text:tab/>→<text:span text:style-name="T53"> DataLoader</text:span></text:p>
      <text:p text:style-name="P2"><text:tab/></text:p>
      <text:p text:style-name="P3">→<text:span text:style-name="T16"> Les contrôleurs :</text:span></text:p>
      <text:p text:style-name="P3"><text:tab/>→<text:span text:style-name="T17"> Ils utilisent le Mapper pour être sûr que d’associer leurs fonctions aux bonnes routes :</text:span></text:p>
      <text:p text:style-name="P3"><text:tab/>→ <text:span text:style-name="T18">Ils héritent tous de BaseController pour des questions de maintenabilités.</text:span></text:p>
      <text:p text:style-name="P3"><text:tab/>→<text:span text:style-name="T19"> Les paramètres globaux :</text:span></text:p>
      <text:p text:style-name="P3"><text:tab/><text:tab/>→<text:span text:style-name="T20"> ‘id’ → </text:span></text:p>
      <text:p text:style-name="P3"><text:tab/><text:tab/>→<text:span text:style-name="T20"> ‘pattern’ → Utilise les fonctions proposées par le directory manager </text:span></text:p>
      <text:p text:style-name="P3"><text:tab/><text:tab/>→<text:span text:style-name="T20"> ‘sort’ <text:s/>→ Utilise la bonne fonction proposée par le service EntitySorter</text:span></text:p>
      <text:p text:style-name="P3"><text:tab/><text:tab/>→ ‘language’ → </text:p>
      <text:p text:style-name="P3"><text:tab/>→<text:span text:style-name="T21"> Le control Person</text:span></text:p>
      <text:p text:style-name="P3"><text:tab/>→<text:span text:style-name="T22"> Etc.. Chaque controlleur : on dit ce qu’on a à dire d’intéressant dessus</text:span></text:p>
      <text:p text:style-name="P5"/>
      <text:p text:style-name="P5">→<text:span text:style-name="T29"> Les vues :</text:span></text:p>
      <text:p text:style-name="P5"><text:tab/>→ <text:span text:style-name="T30">Les vues sont les pages jsp dans le dossier ..</text:span></text:p>
      <text:p text:style-name="P5"><text:soft-page-break/><text:tab/>→<text:span text:style-name="T31"> Pour avoir un prototype présentable, le framework bootstrap 4.1 et le … <text:s/>font-awesome v.</text:span></text:p>
      <text:p text:style-name="P5"><text:tab/>→ <text:span text:style-name="T32">url-builder :</text:span></text:p>
      <text:p text:style-name="P5"><text:tab/><text:tab/>→<text:span text:style-name="T33"> Librairie de tags implémentée en Java pour accéder aux Mapper et donc pour être sûr de construire des URLs correctes.</text:span></text:p>
      <text:p text:style-name="P5"><text:tab/>→<text:span text:style-name="T41"> set-parameter : ...</text:span></text:p>
      <text:p text:style-name="P5"><text:tab/>→<text:span text:style-name="T34"> D’autre tags jsp sont présents car ils sont utilisés dans plusieurs pages.</text:span></text:p>
      <text:p text:style-name="Standard"><text:tab/></text:p>
      <text:p text:style-name="P1"><text:span text:style-name="T1">→ Diagramme de navigation / ou : évolution d’une session sur les routes du site</text:span></text:p>
      <text:p text:style-name="P1"><text:tab/>→<text:span text:style-name="T2"> LucidChart</text:span></text:p>
      <text:p text:style-name="P1"><text:tab/>→<text:span text:style-name="T3"> ScreenShot en Annexe</text:span></text:p>
      <text:p text:style-name="Standard"/>
      <text:p text:style-name="Standard">→<text:span text:style-name="T35"> Amélioration envisageable :</text:span></text:p>
      <text:p text:style-name="Standard"><text:tab/>→<text:span text:style-name="T36"> L’utilisation de DTO dans la DAO.</text:span></text:p>
      <text:p text:style-name="Standard"><text:tab/><text:tab/>→<text:span text:style-name="T46"> Problème actuel :</text:span></text:p>
      <text:p text:style-name="Standard"><text:tab/><text:tab/><text:tab/>→<text:span text:style-name="T44"> Pour l’instant notre directory manager ‘nettoie’ les données pour être sûr qu’aucune information qui ne devait pas être affiché le soit, certes ce mécanisme présentes présente de nombreux avantage mais pour l’instant il est beaucoup trop couteux en temps de calcul.</text:span></text:p>
      <text:p text:style-name="Standard"><text:tab/><text:tab/><text:tab/>→<text:span text:style-name="T45"> Et à chaque fois que des données devront être ‘nettoyées’ , il faudra malheureusement modifier le service.</text:span></text:p>
      <text:p text:style-name="Standard"><text:tab/><text:tab/>→<text:span text:style-name="T47"> Solution du problème :</text:span></text:p>
      <text:p text:style-name="Standard"><text:tab/><text:tab/><text:tab/>→ <text:span text:style-name="T48">Déléguer cette tâche à la DAO et se contenter d’appeler la bonne fonction.</text:span></text:p>
      <text:p text:style-name="Standard"><text:tab/><text:tab/><text:tab/>→<text:span text:style-name="T49"> Problème de la solution: la DAO ferait exactement la même chose que notre DirectoryManager et présenterai donc les mêmes inconvénients.</text:span></text:p>
      <text:p text:style-name="Standard"><text:tab/><text:tab/>→<text:span text:style-name="T50"> Solution du problème de la solution </text:span></text:p>
      <text:p text:style-name="Standard"><text:tab/><text:tab/><text:tab/>→<text:span text:style-name="T51"> L’utilisation de DTO, il suffirait de passer en argument la bonne <text:s/>classe <text:s/>de DTO, ainsi seul les champs de la classe DTO seront chargés et il n’y aura pas à reparcourir toutes les entités retournées. Et surtout, si une règle supplémentaire pour le transfert de données doit être mise en place alors les modifications seront minime, il n’y aura plus qu’un argument à changer.</text:span></text:p>
      <text:p text:style-name="Standard"><text:tab/>→<text:span text:style-name="T37"> Pseudo liens entre le service réinitialisation mdp et les vues :</text:span></text:p>
      <text:p text:style-name="Standard"><text:tab/><text:tab/>→<text:span text:style-name="T38"> Avantage</text:span></text:p>
      <text:p text:style-name="Standard"><text:tab/><text:tab/>→<text:span text:style-name="T39"> Ce qu’il faudrait revoir :</text:span></text:p>
      <text:p text:style-name="P9"><text:tab/>→<text:span text:style-name="T40"> Conception du mécanisme de trie :</text:span></text:p>
      <text:p text:style-name="P10"><text:span text:style-name="T40"><text:tab/><text:tab/>→ Une première amélioration essentielle serai de faire comme le Mapper avec les routes, pour être sûr que les vues utilisent des tries qui sont gérées par le site.</text:span></text:p>
      <text:p text:style-name="P10"><text:tab/><text:tab/>→<text:span text:style-name="T42"> Il faudrait une sorte de factory intermédiaire qui décoderai le paramètre et instancierai le trie correspondant.</text:span></text:p>
      <text:p text:style-name="P10"><text:tab/><text:tab/>→<text:span text:style-name="T43"> Avec ces deux améliorations on pourrait facilement changer le nom des tries mais aussi changer/rajouter des tries à instancier à un seul endroit sans affecter le comportement du site. </text:span></text:p>
      <text:p text:style-name="P10"/>
      <text:p text:style-name="P10"/>
      <text:p text:style-name="P10">→<text:span text:style-name="T54"> Tests réalisés :</text:span></text:p>
      <text:p text:style-name="P10"><text:tab/>→<text:span text:style-name="T59"> TestDAO <text:s/>( Annexe )</text:span></text:p>
      <text:p text:style-name="P10"><text:tab/>→<text:span text:style-name="T60"> TestDataLoader ( Annexe )</text:span></text:p>
      <text:p text:style-name="P10"><text:tab/>→<text:span text:style-name="T61"> TestDirectoryManager ( etc.. )</text:span></text:p>
      <text:p text:style-name="P10"><text:tab/>→<text:span text:style-name="T62"> TestEntitySorter</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18:55:25.180004789</meta:creation-date>
    <meta:generator>LibreOffice/6.0.7.3$Linux_X86_64 LibreOffice_project/00m0$Build-3</meta:generator>
    <dc:date>2020-04-15T20:52:27.851574349</dc:date>
    <meta:editing-duration>PT1H53M2S</meta:editing-duration>
    <meta:editing-cycles>489</meta:editing-cycles>
    <meta:document-statistic meta:table-count="0" meta:image-count="0" meta:object-count="0" meta:page-count="2" meta:paragraph-count="70" meta:word-count="687" meta:character-count="3997" meta:non-whitespace-character-count="3273"/>
  </office:meta>
</office:document-meta>
</file>